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Arial1" fo:font-weight="bold" officeooo:rsid="0012d5ae" officeooo:paragraph-rsid="0012d5ae" style:font-weight-asian="bold" style:font-weight-complex="bold"/>
    </style:style>
    <style:style style:name="P3" style:family="paragraph" style:parent-style-name="Standard">
      <style:paragraph-properties fo:text-align="center" style:justify-single-word="false"/>
      <style:text-properties style:font-name="Arial1" fo:font-weight="bold" officeooo:rsid="0012d5ae" officeooo:paragraph-rsid="0015bc8d" style:font-weight-asian="bold" style:font-weight-complex="bold"/>
    </style:style>
    <style:style style:name="P4" style:family="paragraph" style:parent-style-name="Standard">
      <style:paragraph-properties fo:text-align="center" style:justify-single-word="false"/>
      <style:text-properties style:font-name="Arial1" fo:font-weight="bold" officeooo:rsid="0015bc8d" officeooo:paragraph-rsid="0015bc8d" style:font-weight-asian="bold" style:font-weight-complex="bold"/>
    </style:style>
    <style:style style:name="P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1" officeooo:rsid="0012d5ae" officeooo:paragraph-rsid="0012d5ae"/>
    </style:style>
    <style:style style:name="P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1" officeooo:rsid="00140feb" officeooo:paragraph-rsid="00140feb"/>
    </style:style>
    <style:style style:name="P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1" style:text-underline-style="none" fo:font-weight="normal" officeooo:rsid="00177914" officeooo:paragraph-rsid="00177914" style:font-weight-asian="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1" style:text-underline-style="none" fo:font-weight="normal" officeooo:rsid="00177914" officeooo:paragraph-rsid="00177914" style:font-weight-asian="normal" style:font-weight-complex="normal"/>
    </style:style>
    <style:style style:name="P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1" style:text-underline-style="none" fo:font-weight="normal" officeooo:rsid="0020bbdf" officeooo:paragraph-rsid="0020bbdf" style:font-weight-asian="normal"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1" officeooo:rsid="0014038f" officeooo:paragraph-rsid="0012d5ae"/>
    </style:style>
    <style:style style:name="P11" style:family="paragraph" style:parent-style-name="Standard">
      <style:paragraph-properties fo:text-align="center" style:justify-single-word="false" fo:break-before="page"/>
      <style:text-properties style:font-name="Arial1" fo:font-weight="bold" officeooo:rsid="0015bc8d" officeooo:paragraph-rsid="0015bc8d" style:font-weight-asian="bold" style:font-weight-complex="bold"/>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master-page-name="First_20_Page">
      <style:paragraph-properties fo:text-align="center" style:justify-single-word="false" style:page-number="auto"/>
      <style:text-properties style:font-name="Arial1" fo:font-weight="bold" officeooo:rsid="0012d5ae" officeooo:paragraph-rsid="0012d5ae" style:font-weight-asian="bold" style:font-weight-complex="bold"/>
    </style:style>
    <style:style style:name="P1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1" style:text-underline-style="none" fo:font-weight="normal" officeooo:rsid="00177914" officeooo:paragraph-rsid="0022a2df" style:font-weight-asian="normal" style:font-weight-complex="normal"/>
    </style:style>
    <style:style style:name="P1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1" style:text-underline-style="none" fo:font-weight="normal" officeooo:rsid="0022a2df" officeooo:paragraph-rsid="0022a2df" style:font-weight-asian="normal" style:font-weight-complex="normal"/>
    </style:style>
    <style:style style:name="P1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1" style:text-underline-style="none" fo:font-weight="normal" officeooo:rsid="0023fa02" officeooo:paragraph-rsid="0023fa02" style:font-weight-asian="normal" style:font-weight-complex="normal"/>
    </style:style>
    <style:style style:name="P1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1" officeooo:rsid="00140feb" officeooo:paragraph-rsid="00140feb"/>
    </style:style>
    <style:style style:name="P1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1" officeooo:rsid="002419bc" officeooo:paragraph-rsid="002419bc"/>
    </style:style>
    <style:style style:name="P1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1" officeooo:rsid="0024fff0" officeooo:paragraph-rsid="0024fff0"/>
    </style:style>
    <style:style style:name="P2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1" officeooo:rsid="0025bd26" officeooo:paragraph-rsid="0025bd26"/>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text-underline-style="none"/>
    </style:style>
    <style:style style:name="P23" style:family="paragraph" style:parent-style-name="Heading_20_1">
      <style:paragraph-properties fo:break-before="page"/>
      <style:text-properties officeooo:rsid="002419bc" officeooo:paragraph-rsid="002419bc"/>
    </style:style>
    <style:style style:name="T1" style:family="text">
      <style:text-properties officeooo:rsid="00155009"/>
    </style:style>
    <style:style style:name="T2" style:family="text">
      <style:text-properties officeooo:rsid="0018a9d9"/>
    </style:style>
    <style:style style:name="T3" style:family="text">
      <style:text-properties fo:font-weight="bold" style:font-weight-asian="bold" style:font-weight-complex="bold"/>
    </style:style>
    <style:style style:name="T4" style:family="text">
      <style:text-properties fo:font-weight="bold" officeooo:rsid="00140feb" style:font-weight-asian="bold" style:font-weight-complex="bold"/>
    </style:style>
    <style:style style:name="T5" style:family="text">
      <style:text-properties officeooo:rsid="0020bbdf"/>
    </style:style>
    <style:style style:name="T6" style:family="text">
      <style:text-properties officeooo:rsid="00279b5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3">PROJETO DO SISTEMA DE GESTÃO DE SEÇÃO DE INFORMÁTICA</text:p>
      <text:p text:style-name="P2"/>
      <text:p text:style-name="P2"/>
      <text:p text:style-name="P4"/>
      <text:p text:style-name="P2"/>
      <text:p text:style-name="P11">ÍNDICE</text:p>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11_1483159284" text:style-name="Index_20_Link" text:visited-style-name="Index_20_Link">1.PROPOSTA<text:tab/>3</text:a></text:p>
          <text:p text:style-name="P1"><text:a xlink:type="simple" xlink:href="#__RefHeading___Toc113_1483159284" text:style-name="Index_20_Link" text:visited-style-name="Index_20_Link">2.CENÁRIO ATUAL<text:tab/>4</text:a></text:p>
          <text:p text:style-name="P1"><text:a xlink:type="simple" xlink:href="#__RefHeading___Toc115_1483159284" text:style-name="Index_20_Link" text:visited-style-name="Index_20_Link">3.COMO FUNCIONA<text:tab/>5</text:a></text:p>
          <text:p text:style-name="P12"><text:a xlink:type="simple" xlink:href="#__RefHeading___Toc117_1483159284" text:style-name="Index_20_Link" text:visited-style-name="Index_20_Link">a.Equipamentos<text:tab/>5</text:a></text:p>
          <text:p text:style-name="P12"><text:a xlink:type="simple" xlink:href="#__RefHeading___Toc119_1483159284" text:style-name="Index_20_Link" text:visited-style-name="Index_20_Link">b.Usuários<text:tab/>5</text:a></text:p>
          <text:p text:style-name="P12"><text:a xlink:type="simple" xlink:href="#__RefHeading___Toc121_1483159284" text:style-name="Index_20_Link" text:visited-style-name="Index_20_Link">c.aaa<text:tab/>5</text:a></text:p>
        </text:index-body>
      </text:table-of-content>
      <text:p text:style-name="P4"/>
      <text:h text:style-name="P21" text:outline-level="1"><text:bookmark-start text:name="__RefHeading___Toc111_1483159284"/>PROPOSTA<text:bookmark-end text:name="__RefHeading___Toc111_1483159284"/></text:h>
      <text:p text:style-name="P10">O integrante da seção de informática realiza um login para acessar o sistema, no sistema o usuário cadastra os equipamentos existentes nas contas permanente e de consumo da organização, cadastra equipamentos particulares, por intermédio destes cadastros são gerados relátorios da situação do material em uso na organização seja ele da própria organização ou de terceiros, permitindo um melhor gerenciamento dos recursos de TI existentes na organização.</text:p>
      <text:p text:style-name="P5"/>
      <text:h text:style-name="P22" text:outline-level="1"><text:bookmark-start text:name="__RefHeading___Toc113_1483159284"/><text:span text:style-name="T4">C</text:span><text:span text:style-name="T3">ENÁRIO ATUAL</text:span><text:bookmark-end text:name="__RefHeading___Toc113_1483159284"/></text:h>
      <text:p text:style-name="P6">O controle dos ativos de TI é feito de maneira manual, os relatórios de equipamentos existentes não possui as informações de MAC, IP, configuração de hardware e softwere existentes nos equipamentos, <text:span text:style-name="T1">não há relatório de equipamentos de terceiros existentes.</text:span></text:p>
      <text:p text:style-name="P6"/>
      <text:h text:style-name="P21" text:outline-level="1"><text:bookmark-start text:name="__RefHeading___Toc115_1483159284"/>COMO FUNCIONA<text:bookmark-end text:name="__RefHeading___Toc115_1483159284"/></text:h>
      <text:h text:style-name="Heading_20_2" text:outline-level="2"><text:bookmark-start text:name="__RefHeading___Toc117_1483159284"/>Equipamentos<text:bookmark-end text:name="__RefHeading___Toc117_1483159284"/></text:h>
      <text:p text:style-name="P15">Tipos: particular e da Instituição</text:p>
      <text:p text:style-name="P15">Os equipamentos estão armazenados em um base de dados persistente com nome, MAC(se for o caso), propriedade, IP alocado(se for o caso), sistema operacional (se for o caso), descrição básica de componentes, usuário do equipamento(se for o caso, podendo ser mais de um).</text:p>
      <text:p text:style-name="P16">Os equipamentos se diferenciarão de particular e da organização por intermédio do atributo propriedade.</text:p>
      <text:p text:style-name="P8"/>
      <text:h text:style-name="Heading_20_2" text:outline-level="2"><text:bookmark-start text:name="__RefHeading___Toc119_1483159284"/>Usuários<text:bookmark-end text:name="__RefHeading___Toc119_1483159284"/></text:h>
      <text:p text:style-name="P7">Tipos: <text:span text:style-name="T6">administrador, </text:span>comum e <text:span text:style-name="T6">de equipamento</text:span></text:p>
      <text:p text:style-name="P9">O usuário comum realizará a inserção e alteração de dados referentes aos equipamentos existentes na organização, o acesso ao sistema será mediante login e senha, realizará a geração e impressão de reletórios contendo os dados persistentes de um equipamento, podendo ordenar, filtrar e imprimir estes relatórios.</text:p>
      <text:p text:style-name="P14">O <text:span text:style-name="T5">primeiro usuário administrador será carregado após a incialização pela primeira vez, este usuária terá como padrão o login (admin) e uma senha padrão (admin), este perfil realizará a inclusão, a alteração de</text:span> cadastro<text:span text:style-name="T2">s de novos</text:span> usuário, <text:span text:style-name="T2">inclusão e alteração da base de dados padronizada referente aos possíveis equipamentos a serem cadastrados, tais como hardware, software, faixa da ip.</text:span></text:p>
      <text:p text:style-name="P14"/>
      <text:h text:style-name="Heading_20_2" text:outline-level="2"><text:bookmark-start text:name="__RefHeading___Toc121_1483159284"/>aaa<text:bookmark-end text:name="__RefHeading___Toc121_1483159284"/></text:h>
      <text:p text:style-name="P6"/>
      <text:p text:style-name="P6"/>
      <text:p text:style-name="P6"/>
      <text:p text:style-name="P6"/>
      <text:h text:style-name="P23" text:outline-level="1">REQUISITOS DO SISTEMA</text:h>
      <text:p text:style-name="P18">Para ter acesso ao sistema o usuário deverá ser autenticado por um login se senha</text:p>
      <text:p text:style-name="P18">Os usuários poderão gerar, filtrar e imprimir relatórios com os dados dos equipamentos</text:p>
      <text:p text:style-name="P18">Somente o usuário com o perfil de administrador poderá inserir, alterar e incluir novos usuários</text:p>
      <text:p text:style-name="P18">Os relatórios gerados pelo sistema serão apresentados em pdf ou em arquivos de extensão xls</text:p>
      <text:p text:style-name="P18"/>
      <text:p text:style-name="P18">O usuário do sistema poderá alterar sua própria senha.</text:p>
      <text:p text:style-name="P18"/>
      <text:p text:style-name="P18">O usuário poderá incluir e alterar o cadastro de equipamentos</text:p>
      <text:p text:style-name="P18"/>
      <text:p text:style-name="P19">Durante o cadastro do equipamento o campo IP somente mostrará ips ainda não alocados</text:p>
      <text:p text:style-name="P19"/>
      <text:p text:style-name="P19">Cada MAC de um equipamento somente poderá estar alocado a IP</text:p>
      <text:p text:style-name="P19"/>
      <text:p text:style-name="P20">É possível gerar um relatório com os IP ainda não alocados</text:p>
      <text:p text:style-name="P20"/>
      <text:p text:style-name="P20">Somente um equipamento particular por proprietário é permitido alocar <text:span text:style-name="T6">IP</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line-height="150%" fo:text-align="justify" style:justify-single-word="false" fo:text-indent="0cm" style:auto-text-indent="false" style:page-number="auto" style:shadow="none">
        <style:tab-stops>
          <style:tab-stop style:position="1cm"/>
        </style:tab-stops>
      </style:paragraph-properties>
      <style:text-properties style:font-name="Arial" fo:font-family="Arial" style:font-style-name="Negrito" style:font-family-generic="swiss" style:font-pitch="variable"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line-height="150%" fo:text-align="justify" style:justify-single-word="false" fo:text-indent="1cm" style:auto-text-indent="false" style:page-number="auto" style:shadow="none">
        <style:tab-stops>
          <style:tab-stop style:position="2cm"/>
        </style:tab-stops>
      </style:paragraph-properties>
      <style:text-properties style:font-name="Arial" fo:font-family="Arial" style:font-style-name="Negrito" style:font-family-generic="swiss" style:font-pitch="variable" fo:font-size="115%" fo:font-weight="bold" fo:background-color="transparent"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fo:text-indent="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2:09:55.680405258</meta:creation-date>
    <dc:date>2017-02-20T19:38:03.731766657</dc:date>
    <meta:editing-duration>PT1H21M13S</meta:editing-duration>
    <meta:editing-cycles>15</meta:editing-cycles>
    <meta:generator>LibreOffice/5.1.4.2$Linux_X86_64 LibreOffice_project/10m0$Build-2</meta:generator>
    <meta:document-statistic meta:table-count="0" meta:image-count="0" meta:object-count="0" meta:page-count="6" meta:paragraph-count="34" meta:word-count="444" meta:character-count="2836" meta:non-whitespace-character-count="2433"/>
  </office:meta>
</office:document-meta>
</file>